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6633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7da647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ff00" draw:opacity="50%" draw:textarea-horizontal-align="justify" draw:textarea-vertical-align="middle" draw:auto-grow-height="false" draw:shadow-offset-x="0.305cm" draw:shadow-offset-y="0.305cm" draw:shadow-opacity="50%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85cm" svg:height="8.89cm" svg:x="21.955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43cm" svg:height="13.97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2cm" svg:height="10.795cm" svg:x="13.065cm" svg:y="1cm">
          <text:p text:style-name="P1"/>
          <text:p text:style-name="P1"><text:span text:style-name="T1"/></text:p>
          <text:p text:style-name="P1"><text:span text:style-name="T1">Simulation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4.445cm" svg:height="1.905cm" svg:x="2.27cm" svg:y="2.27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" draw:layer="layout" svg:width="4.445cm" svg:height="1.905cm" svg:x="2.27cm" svg:y="8.62cm">
          <text:p text:style-name="P1">Experim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2" draw:layer="layout" svg:width="3.81cm" svg:height="1.905cm" svg:x="14.97cm" svg:y="2.27cm">
          <text:p text:style-name="P1">Trans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" draw:layer="layout" svg:width="5.08cm" svg:height="1.905cm" svg:x="14.335cm" svg:y="8.62cm">
          <text:p text:style-name="P1">Concentr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" draw:layer="layout" svg:width="4.445cm" svg:height="1.905cm" svg:x="6.715cm" svg:y="12.43cm">
          <text:p text:style-name="P1">Initial Str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4" draw:layer="layout" svg:width="3.175cm" svg:height="1.905cm" svg:x="7.985cm" svg:y="8.62cm">
          <text:p text:style-name="P1">St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" draw:layer="layout" svg:width="3.81cm" svg:height="1.905cm" svg:x="22.59cm" svg:y="12.43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6" draw:layer="layout" svg:width="3.81cm" svg:height="3.175cm" svg:x="22.59cm" svg:y="7.985cm">
          <text:p text:style-name="P1">Simulation</text:p>
          <text:p text:style-name="P1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6.715cm" svg:y1="3.222cm" svg:x2="14.97cm" svg:y2="3.222cm" draw:start-shape="id1" draw:start-glue-point="1" draw:end-shape="id2" svg:d="m6715 3222h8255">
          <text:p/>
        </draw:connector>
        <draw:connector draw:style-name="gr6" draw:text-style-name="P1" draw:layer="layout" svg:x1="6.715cm" svg:y1="9.572cm" svg:x2="7.985cm" svg:y2="9.572cm" draw:start-shape="id3" draw:start-glue-point="1" draw:end-shape="id4" draw:end-glue-point="3" svg:d="m6715 9572h1270">
          <text:p/>
        </draw:connector>
        <draw:connector draw:style-name="gr6" draw:text-style-name="P1" draw:layer="layout" svg:x1="9.572cm" svg:y1="8.62cm" svg:x2="16.875cm" svg:y2="4.175cm" draw:start-shape="id4" draw:start-glue-point="0" draw:end-shape="id2" draw:end-glue-point="2" svg:d="m9572 8620v-2223h7303v-2222">
          <text:p/>
        </draw:connector>
        <draw:connector draw:style-name="gr6" draw:text-style-name="P1" draw:layer="layout" svg:x1="11.16cm" svg:y1="9.572cm" svg:x2="14.335cm" svg:y2="9.572cm" draw:start-shape="id4" draw:start-glue-point="1" draw:end-shape="id5" draw:end-glue-point="3" svg:d="m11160 9572h3175">
          <text:p/>
        </draw:connector>
        <draw:connector draw:style-name="gr6" draw:text-style-name="P1" draw:layer="layout" svg:x1="18.78cm" svg:y1="3.222cm" svg:x2="24.495cm" svg:y2="7.985cm" draw:start-shape="id2" draw:start-glue-point="1" draw:end-shape="id6" draw:end-glue-point="0" svg:d="m18780 3222h5715v4763">
          <text:p/>
        </draw:connector>
        <draw:connector draw:style-name="gr6" draw:text-style-name="P1" draw:layer="layout" svg:x1="19.415cm" svg:y1="9.572cm" svg:x2="22.59cm" svg:y2="9.572cm" draw:start-shape="id5" draw:start-glue-point="1" draw:end-shape="id6" svg:d="m19415 9572h3175">
          <text:p/>
        </draw:connector>
        <draw:connector draw:style-name="gr6" draw:text-style-name="P1" draw:layer="layout" svg:x1="4.492cm" svg:y1="10.525cm" svg:x2="6.715cm" svg:y2="13.382cm" draw:start-shape="id3" draw:start-glue-point="2" draw:end-shape="id7" draw:end-glue-point="3" svg:d="m4492 10525v2857h2223">
          <text:p/>
        </draw:connector>
        <draw:custom-shape draw:style-name="gr5" draw:text-style-name="P1" draw:id="id9" draw:layer="layout" svg:width="3.81cm" svg:height="1.905cm" svg:x="22.59cm" svg:y="18.145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1.16cm" svg:y1="13.382cm" svg:x2="22.59cm" svg:y2="13.382cm" draw:start-shape="id7" draw:start-glue-point="1" draw:end-shape="id8" draw:end-glue-point="3" svg:d="m11160 13382h11430">
          <text:p/>
        </draw:connector>
        <draw:connector draw:style-name="gr6" draw:text-style-name="P1" draw:layer="layout" svg:x1="24.495cm" svg:y1="11.16cm" svg:x2="24.495cm" svg:y2="12.43cm" draw:start-shape="id6" draw:start-glue-point="2" draw:end-shape="id8" draw:end-glue-point="0" svg:d="m24495 11160v1270">
          <text:p/>
        </draw:connector>
        <draw:connector draw:style-name="gr7" draw:text-style-name="P1" draw:layer="layout" svg:x1="24.495cm" svg:y1="14.335cm" svg:x2="24.495cm" svg:y2="18.145cm" draw:start-shape="id8" draw:start-glue-point="2" draw:end-shape="id9" draw:end-glue-point="0" svg:d="m24495 14335v3810">
          <text:p/>
        </draw:connector>
        <draw:frame draw:style-name="gr8" draw:layer="layout" svg:width="4.409cm" svg:height="1.195cm" svg:x="3.54cm" svg:y="6.08cm">
          <draw:text-box>
            <text:p><text:span text:style-name="T2">User 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Burnett</meta:initial-creator>
    <meta:creation-date>2010-06-17T20:02:04</meta:creation-date>
    <dc:date>2010-06-17T20:48:59</dc:date>
    <dc:creator>Mark Burnett</dc:creator>
    <meta:editing-duration>PT00H29M35S</meta:editing-duration>
    <meta:editing-cycles>4</meta:editing-cycles>
    <meta:generator>OpenOffice.org/3.2$Unix OpenOffice.org_project/320m12$Build-9483</meta:generator>
    <meta:document-statistic meta:object-count="23"/>
  </office:meta>
</office:document-meta>
</file>